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paragraph-properties fo:text-align="center" style:justify-single-word="false"/>
      <style:text-properties officeooo:rsid="00033d94" officeooo:paragraph-rsid="00033d94" style:language-asian="ja" style:country-asian="JP"/>
    </style:style>
    <style:style style:name="P3" style:family="paragraph" style:parent-style-name="Standard">
      <style:paragraph-properties fo:text-align="end" style:justify-single-word="false"/>
      <style:text-properties officeooo:rsid="00033d94" officeooo:paragraph-rsid="00033d94" style:language-asian="ja" style:country-asian="JP"/>
    </style:style>
    <style:style style:name="P4" style:family="paragraph" style:parent-style-name="Standard">
      <style:paragraph-properties fo:text-align="center" style:justify-single-word="false"/>
      <style:text-properties officeooo:rsid="000f0b6e" officeooo:paragraph-rsid="000f0b6e" style:language-asian="ja" style:country-asian="JP"/>
    </style:style>
    <style:style style:name="P5" style:family="paragraph" style:parent-style-name="Standard">
      <style:paragraph-properties fo:text-align="start" style:justify-single-word="false"/>
      <style:text-properties officeooo:rsid="000f0b6e" officeooo:paragraph-rsid="000f0b6e" style:language-asian="ja" style:country-asian="JP"/>
    </style:style>
    <style:style style:name="P6" style:family="paragraph" style:parent-style-name="Standard">
      <style:paragraph-properties fo:text-align="start" style:justify-single-word="false"/>
      <style:text-properties officeooo:rsid="000f0b6e" officeooo:paragraph-rsid="001a44cf" style:language-asian="ja" style:country-asian="JP"/>
    </style:style>
    <style:style style:name="P7" style:family="paragraph" style:parent-style-name="Standard">
      <style:paragraph-properties fo:text-align="end" style:justify-single-word="false"/>
      <style:text-properties officeooo:paragraph-rsid="00033d94" style:language-asian="ja" style:country-asian="JP"/>
    </style:style>
    <style:style style:name="P8" style:family="paragraph" style:parent-style-name="Standard">
      <style:text-properties officeooo:paragraph-rsid="00184e80" style:language-asian="ja" style:country-asian="JP"/>
    </style:style>
    <style:style style:name="P9" style:family="paragraph" style:parent-style-name="Standard">
      <style:paragraph-properties fo:text-align="center" style:justify-single-word="false"/>
      <style:text-properties officeooo:rsid="00184e80" officeooo:paragraph-rsid="00064c6e" style:language-asian="ja" style:country-asian="JP"/>
    </style:style>
    <style:style style:name="T1" style:family="text">
      <style:text-properties officeooo:rsid="0004f664"/>
    </style:style>
    <style:style style:name="T2" style:family="text">
      <style:text-properties officeooo:rsid="001bcc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株式会社日本ファルコム様</text:p>
      <text:p text:style-name="P9">軌跡シリーズに実装したいもの</text:p>
      <text:p text:style-name="P4">新要素「街貢献度」</text:p>
      <text:p text:style-name="P2"/>
      <text:p text:style-name="P3">令和2年<text:span text:style-name="T1">3</text:span>月<text:span text:style-name="T1">23</text:span>日</text:p>
      <text:p text:style-name="P3">宮坂　冬哉</text:p>
      <text:p text:style-name="P7"/>
      <text:p text:style-name="P5">軌跡シリーズにはギルド、学園等の各種依頼をこなすことで「貢献度」が上昇し、</text:p>
      <text:p text:style-name="P5">ランクが上がるごとに報酬が得られます。それの街版の実装を提案します。</text:p>
      <text:p text:style-name="P5"/>
      <text:p text:style-name="P5">・街貢献ポイント</text:p>
      <text:p text:style-name="P5"/>
      <text:p text:style-name="P5">街貢献ポイントは以下の項目を達成することで上昇します。</text:p>
      <text:p text:style-name="P5">街貢献ポイントは各街ごとに割り振られます。</text:p>
      <text:p text:style-name="P5"/>
      <text:p text:style-name="P5">　・街クエスト(従来の隠しクエスト)</text:p>
      <text:p text:style-name="P5">　・街周辺の魔獣討伐</text:p>
      <text:p text:style-name="P5">　・街での買い物</text:p>
      <text:p text:style-name="P5">　・街でのセピス/セピス塊換金</text:p>
      <text:p text:style-name="P5">　・街での物品交換</text:p>
      <text:p text:style-name="P5">　・街の住人とミニゲームを行う(勝敗関係なし)</text:p>
      <text:p text:style-name="P5">　　　　　　　　　　　　　　　　　　　　　　　　　　　　等</text:p>
      <text:p text:style-name="P5"/>
      <text:p text:style-name="P5">・報酬受け取り方</text:p>
      <text:p text:style-name="P5"/>
      <text:p text:style-name="P5">街貢献ポイントはアークスで確認できる設定です。</text:p>
      <text:p text:style-name="P5">街貢献ポイントが一定数到達するごとに限定アイテムがもらえます。</text:p>
      <text:p text:style-name="P5">また街貢献ポイントでアイテムを交換できます。</text:p>
      <text:p text:style-name="P5"/>
      <text:p text:style-name="P5">・交換アイテム　例</text:p>
      <text:p text:style-name="P5"/>
      <text:p text:style-name="P5">　・Sポムの雫</text:p>
      <text:p text:style-name="P5">　・Uマテリアル</text:p>
      <text:p text:style-name="P5">　・VMのカード</text:p>
      <text:p text:style-name="P5">　　　　　　　　　　　　　　　　　　　　　　　　　　　　等</text:p>
      <text:p text:style-name="P5"/>
      <text:p text:style-name="P5">・街特使</text:p>
      <text:p text:style-name="P5"/>
      <text:p text:style-name="P5">貢献度がMAXに到達するとその街の「特使」に認定されます。</text:p>
      <text:p text:style-name="P5">特使になると以下の特典が得られます。</text:p>
      <text:p text:style-name="P5"/>
      <text:p text:style-name="P5">　・ショップ商品割引</text:p>
      <text:p text:style-name="P5">　・セピス/セピス塊高値買取</text:p>
      <text:p text:style-name="P5">　・特使限定貢献度ポイント交換アイテム</text:p>
      <text:p text:style-name="P5">　・特別街クエスト</text:p>
      <text:p text:style-name="P6">　　　　　　　　　　　　　　　　　　　　　　　　　　　　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40S</meta:editing-duration>
    <meta:editing-cycles>14</meta:editing-cycles>
    <meta:generator>LibreOffice/5.4.1.2$Windows_x86 LibreOffice_project/ea7cb86e6eeb2bf3a5af73a8f7777ac570321527</meta:generator>
    <dc:date>2020-04-03T11:32:48.518000000</dc:date>
    <meta:document-statistic meta:table-count="0" meta:image-count="0" meta:object-count="0" meta:page-count="1" meta:paragraph-count="34" meta:word-count="462" meta:character-count="565" meta:non-whitespace-character-count="466"/>
    <meta:user-defined meta:name="Info 1"/>
    <meta:user-defined meta:name="Info 2"/>
    <meta:user-defined meta:name="Info 3"/>
    <meta:user-defined meta:name="Info 4"/>
  </office:meta>
</office:document-meta>
</file>